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cha-Eltz</text:p>
          </table:table-cell>
          <table:table-cell office:value-type="string" calcext:value-type="string">
            <text:p>Ida</text:p>
          </table:table-cell>
          <table:table-cell table:style-name="ce1" table:formula="of:=[.A2] &amp; &quot; &quot; &amp; [.B2]" office:value-type="string" office:string-value="Mucha-Eltz Ida" calcext:value-type="string">
            <text:p>Mucha-Eltz Ida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Englisc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Elisabeth</text:p>
          </table:table-cell>
          <table:table-cell table:formula="of:=[.A3] &amp; &quot; &quot; &amp; [.B3]" office:value-type="string" office:string-value="Müller Elisabeth" calcext:value-type="string">
            <text:p>Müller Elisabet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ferner Übersetzungen aus dem Englischen und Französ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üller</text:p>
          </table:table-cell>
          <table:table-cell office:value-type="string" calcext:value-type="string">
            <text:p>Elisabeth</text:p>
          </table:table-cell>
          <table:table-cell table:formula="of:=[.A4] &amp; &quot; &quot; &amp; [.B4]" office:value-type="string" office:string-value="Müller Elisabeth" calcext:value-type="string">
            <text:p>Müller Elisabeth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ferner Übersetzungen aus dem Englischen und Französ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jmájer</text:p>
          </table:table-cell>
          <table:table-cell office:value-type="string" calcext:value-type="string">
            <text:p>Marie</text:p>
          </table:table-cell>
          <table:table-cell table:formula="of:=[.A5] &amp; &quot; &quot; &amp; [.B5]" office:value-type="string" office:string-value="Najmájer Marie" calcext:value-type="string">
            <text:p>Najmájer Mari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Muttersprache/perfekte</text:p>
          </table:table-cell>
          <table:table-cell office:value-type="string" calcext:value-type="string">
            <text:p>Beherrschung</text:p>
          </table:table-cell>
          <table:table-cell office:value-type="string" calcext:value-type="string">
            <text:p>nachdem sie Ungarisch und Französisch vollkommen beherrsch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jmájer</text:p>
          </table:table-cell>
          <table:table-cell office:value-type="string" calcext:value-type="string">
            <text:p>Marie</text:p>
          </table:table-cell>
          <table:table-cell table:formula="of:=[.A6] &amp; &quot; &quot; &amp; [.B6]" office:value-type="string" office:string-value="Najmájer Marie" calcext:value-type="string">
            <text:p>Najmájer Mari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perfekte</text:p>
          </table:table-cell>
          <table:table-cell office:value-type="string" calcext:value-type="string">
            <text:p>Beherrschung</text:p>
          </table:table-cell>
          <table:table-cell office:value-type="string" calcext:value-type="string">
            <text:p>nachdem sie Ungarisch und Französisch vollkommen beherrsch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jmájer</text:p>
          </table:table-cell>
          <table:table-cell office:value-type="string" calcext:value-type="string">
            <text:p>Marie</text:p>
          </table:table-cell>
          <table:table-cell table:formula="of:=[.A7] &amp; &quot; &quot; &amp; [.B7]" office:value-type="string" office:string-value="Najmájer Marie" calcext:value-type="string">
            <text:p>Najmájer Mari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später</text:p>
          </table:table-cell>
          <table:table-cell office:value-type="string" calcext:value-type="string">
            <text:p>erlern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literarisches</text:p>
          </table:table-cell>
          <table:table-cell office:value-type="string" calcext:value-type="string">
            <text:p>Schaffen</text:p>
          </table:table-cell>
          <table:table-cell office:value-type="string" calcext:value-type="string">
            <text:p>Hier lernte sie erst deutsch, nachdem sie Ungarisch und Französisch vollkommen beherrschte</text:p>
          </table:table-cell>
        </table:table-row>
        <table:table-row table:style-name="ro1">
          <table:table-cell office:value-type="string" calcext:value-type="string">
            <text:p>Nigg</text:p>
          </table:table-cell>
          <table:table-cell office:value-type="string" calcext:value-type="string">
            <text:p>Marianne</text:p>
          </table:table-cell>
          <table:table-cell table:formula="of:=[.A8] &amp; &quot; &quot; &amp; [.B8]" office:value-type="string" office:string-value="Nigg Marianne" calcext:value-type="string">
            <text:p>Nigg Marian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rlernt</text:p>
          </table:table-cell>
          <table:table-cell office:value-type="string" calcext:value-type="string">
            <text:p>Ausserdem lernte sie französisch, englisch und italieni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gg</text:p>
          </table:table-cell>
          <table:table-cell office:value-type="string" calcext:value-type="string">
            <text:p>Marianne</text:p>
          </table:table-cell>
          <table:table-cell table:formula="of:=[.A9] &amp; &quot; &quot; &amp; [.B9]" office:value-type="string" office:string-value="Nigg Marianne" calcext:value-type="string">
            <text:p>Nigg Marian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erlernt</text:p>
          </table:table-cell>
          <table:table-cell office:value-type="string" calcext:value-type="string">
            <text:p>Ausserdem lernte sie französisch, englisch und italieni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gg</text:p>
          </table:table-cell>
          <table:table-cell office:value-type="string" calcext:value-type="string">
            <text:p>Marianne</text:p>
          </table:table-cell>
          <table:table-cell table:formula="of:=[.A10] &amp; &quot; &quot; &amp; [.B10]" office:value-type="string" office:string-value="Nigg Marianne" calcext:value-type="string">
            <text:p>Nigg Mariann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beruflich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Professorin</text:p>
          </table:table-cell>
          <table:table-cell office:value-type="string" calcext:value-type="string">
            <text:p>wirkte später als Professorin der italienischen Sprache drei Jahre hindu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meyer</text:p>
          </table:table-cell>
          <table:table-cell office:value-type="string" calcext:value-type="string">
            <text:p>Luise</text:p>
          </table:table-cell>
          <table:table-cell table:formula="of:=[.A11] &amp; &quot; &quot; &amp; [.B11]" office:value-type="string" office:string-value="Niemeyer Luise" calcext:value-type="string">
            <text:p>Niemeyer Lui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wirkt als Übersetzerin aus dem Engl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den</text:p>
          </table:table-cell>
          <table:table-cell office:value-type="string" calcext:value-type="string">
            <text:p>Freia</text:p>
          </table:table-cell>
          <table:table-cell table:formula="of:=[.A12] &amp; &quot; &quot; &amp; [.B12]" office:value-type="string" office:string-value="Norden Freia" calcext:value-type="string">
            <text:p>Norden Freia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Aus d. Holl übers, v. F. 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table:formula="of:=[.A13] &amp; &quot; &quot; &amp; [.B13]" office:value-type="string" office:string-value="Nusko Maruša" calcext:value-type="string">
            <text:p>Nusko Maruša</text:p>
          </table:table-cell>
          <table:table-cell office:value-type="string" calcext:value-type="string">
            <text:p>Latein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Professor Sladek unterrichtete sie in altklassischer und czechischer Litteratur, lateinischer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table:formula="of:=[.A14] &amp; &quot; &quot; &amp; [.B14]" office:value-type="string" office:string-value="Nusko Maruša" calcext:value-type="string">
            <text:p>Nusko Maruša</text:p>
          </table:table-cell>
          <table:table-cell office:value-type="string" calcext:value-type="string">
            <text:p>Tschechisch</text:p>
          </table:table-cell>
          <table:table-cell office:value-type="string" calcext:value-type="string">
            <text:p>Literaturstudium</text:p>
          </table:table-cell>
          <table:table-cell office:value-type="string" calcext:value-type="string">
            <text:p>Professor Sladek unterrichtete sie in altklassischer und czechischer Litteratur, lateinischer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table:formula="of:=[.A15] &amp; &quot; &quot; &amp; [.B15]" office:value-type="string" office:string-value="Nusko Maruša" calcext:value-type="string">
            <text:p>Nusko Maruša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 die Epen der russischen Dichter Puschkin und Lermont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table:formula="of:=[.A16] &amp; &quot; &quot; &amp; [.B16]" office:value-type="string" office:string-value="Nusko Maruša" calcext:value-type="string">
            <text:p>Nusko Maruša</text:p>
          </table:table-cell>
          <table:table-cell office:value-type="string" calcext:value-type="string">
            <text:p>Lett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... lettische Volkslieder... ins Deuts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table:formula="of:=[.A17] &amp; &quot; &quot; &amp; [.B17]" office:value-type="string" office:string-value="Nusko Maruša" calcext:value-type="string">
            <text:p>Nusko Maruš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übersetzte... französische... Dichtungen ins Deuts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sko</text:p>
          </table:table-cell>
          <table:table-cell office:value-type="string" calcext:value-type="string">
            <text:p>Maruša</text:p>
          </table:table-cell>
          <table:table-cell table:formula="of:=[.A18] &amp; &quot; &quot; &amp; [.B18]" office:value-type="string" office:string-value="Nusko Maruša" calcext:value-type="string">
            <text:p>Nusko Maruš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... englische Dichtungen ins Deuts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hler</text:p>
          </table:table-cell>
          <table:table-cell office:value-type="string" calcext:value-type="string">
            <text:p>Elise</text:p>
          </table:table-cell>
          <table:table-cell table:formula="of:=[.A19] &amp; &quot; &quot; &amp; [.B19]" office:value-type="string" office:string-value="Oehler Elise" calcext:value-type="string">
            <text:p>Oehler Eli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chloss u. Hütte, od. christliche Ehe. Aus dem Eng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lschläger</text:p>
          </table:table-cell>
          <table:table-cell office:value-type="string" calcext:value-type="string">
            <text:p>Wilhelmine</text:p>
          </table:table-cell>
          <table:table-cell table:formula="of:=[.A20] &amp; &quot; &quot; &amp; [.B20]" office:value-type="string" office:string-value="Oelschläger Wilhelmine" calcext:value-type="string">
            <text:p>Oelschläger Wilhelm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Leitfaden zum Erlernen der englischen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pke</text:p>
          </table:table-cell>
          <table:table-cell office:value-type="string" calcext:value-type="string">
            <text:p>Sophie</text:p>
          </table:table-cell>
          <table:table-cell table:formula="of:=[.A21] &amp; &quot; &quot; &amp; [.B21]" office:value-type="string" office:string-value="Oepke Sophie" calcext:value-type="string">
            <text:p>Oepke Sophie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Th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Lehrtätigkeit</text:p>
          </table:table-cell>
          <table:table-cell office:value-type="string" calcext:value-type="string">
            <text:p>war drei Jahre Lehrerin in einem Institute in England</text:p>
          </table:table-cell>
          <table:table-cell/>
        </table:table-row>
        <table:table-row table:style-name="ro1">
          <table:table-cell office:value-type="string" calcext:value-type="string">
            <text:p>Oertzen</text:p>
          </table:table-cell>
          <table:table-cell office:value-type="string" calcext:value-type="string">
            <text:p>Margarete</text:p>
          </table:table-cell>
          <table:table-cell table:formula="of:=[.A22] &amp; &quot; &quot; &amp; [.B22]" office:value-type="string" office:string-value="Oertzen Margarete" calcext:value-type="string">
            <text:p>Oertzen Margaret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chwarz auf Weiss. Sort på Hvidt. Texten oversat på Nor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er</text:p>
          </table:table-cell>
          <table:table-cell office:value-type="string" calcext:value-type="string">
            <text:p>Doris</text:p>
          </table:table-cell>
          <table:table-cell table:formula="of:=[.A23] &amp; &quot; &quot; &amp; [.B23]" office:value-type="string" office:string-value="Omer Doris" calcext:value-type="string">
            <text:p>Omer Doris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, Französischen und Türk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er</text:p>
          </table:table-cell>
          <table:table-cell office:value-type="string" calcext:value-type="string">
            <text:p>Doris</text:p>
          </table:table-cell>
          <table:table-cell table:formula="of:=[.A24] &amp; &quot; &quot; &amp; [.B24]" office:value-type="string" office:string-value="Omer Doris" calcext:value-type="string">
            <text:p>Omer Doris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, Französischen und Türk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er</text:p>
          </table:table-cell>
          <table:table-cell office:value-type="string" calcext:value-type="string">
            <text:p>Doris</text:p>
          </table:table-cell>
          <table:table-cell table:formula="of:=[.A25] &amp; &quot; &quot; &amp; [.B25]" office:value-type="string" office:string-value="Omer Doris" calcext:value-type="string">
            <text:p>Omer Doris</text:p>
          </table:table-cell>
          <table:table-cell office:value-type="string" calcext:value-type="string">
            <text:p>Türk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, Französischen und Türk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itz</text:p>
          </table:table-cell>
          <table:table-cell office:value-type="string" calcext:value-type="string">
            <text:p>Therese</text:p>
          </table:table-cell>
          <table:table-cell table:formula="of:=[.A26] &amp; &quot; &quot; &amp; [.B26]" office:value-type="string" office:string-value="Opitz Therese" calcext:value-type="string">
            <text:p>Opitz Therese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nach dem Franz. des Frl. Ulliac Tremade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ell-Keller</text:p>
          </table:table-cell>
          <table:table-cell office:value-type="string" calcext:value-type="string">
            <text:p>Sophie</text:p>
          </table:table-cell>
          <table:table-cell table:formula="of:=[.A27] &amp; &quot; &quot; &amp; [.B27]" office:value-type="string" office:string-value="Orell-Keller Sophie" calcext:value-type="string">
            <text:p>Orell-Keller Soph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schreibt gern Erzählungen nach dem Französischen und Engl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ell-Keller</text:p>
          </table:table-cell>
          <table:table-cell office:value-type="string" calcext:value-type="string">
            <text:p>Sophie</text:p>
          </table:table-cell>
          <table:table-cell table:formula="of:=[.A28] &amp; &quot; &quot; &amp; [.B28]" office:value-type="string" office:string-value="Orell-Keller Sophie" calcext:value-type="string">
            <text:p>Orell-Keller Soph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schreibt gern Erzählungen nach dem Französischen und Engl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terloh</text:p>
          </table:table-cell>
          <table:table-cell office:value-type="string" calcext:value-type="string">
            <text:p>Adele</text:p>
          </table:table-cell>
          <table:table-cell table:formula="of:=[.A29] &amp; &quot; &quot; &amp; [.B29]" office:value-type="string" office:string-value="Osterloh Adele" calcext:value-type="string">
            <text:p>Osterloh Adele</text:p>
          </table:table-cell>
          <table:table-cell office:value-type="string" calcext:value-type="string">
            <text:p>Latei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ren Dissertation... A. O. aus dem Lateinischen über setzt 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n</text:p>
          </table:table-cell>
          <table:table-cell office:value-type="string" calcext:value-type="string">
            <text:p>Else</text:p>
          </table:table-cell>
          <table:table-cell table:formula="of:=[.A30] &amp; &quot; &quot; &amp; [.B30]" office:value-type="string" office:string-value="Otten Else" calcext:value-type="string">
            <text:p>Otten Els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Englischen, Holländ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n</text:p>
          </table:table-cell>
          <table:table-cell office:value-type="string" calcext:value-type="string">
            <text:p>Else</text:p>
          </table:table-cell>
          <table:table-cell table:formula="of:=[.A31] &amp; &quot; &quot; &amp; [.B31]" office:value-type="string" office:string-value="Otten Else" calcext:value-type="string">
            <text:p>Otten El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Englischen, Holländ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n</text:p>
          </table:table-cell>
          <table:table-cell office:value-type="string" calcext:value-type="string">
            <text:p>Else</text:p>
          </table:table-cell>
          <table:table-cell table:formula="of:=[.A32] &amp; &quot; &quot; &amp; [.B32]" office:value-type="string" office:string-value="Otten Else" calcext:value-type="string">
            <text:p>Otten Else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Englischen, Holländ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n</text:p>
          </table:table-cell>
          <table:table-cell office:value-type="string" calcext:value-type="string">
            <text:p>Else</text:p>
          </table:table-cell>
          <table:table-cell table:formula="of:=[.A33] &amp; &quot; &quot; &amp; [.B33]" office:value-type="string" office:string-value="Otten Else" calcext:value-type="string">
            <text:p>Otten Els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Französischen, Englischen, Holländ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sen</text:p>
          </table:table-cell>
          <table:table-cell office:value-type="string" calcext:value-type="string">
            <text:p>Mary</text:p>
          </table:table-cell>
          <table:table-cell table:formula="of:=[.A34] &amp; &quot; &quot; &amp; [.B34]" office:value-type="string" office:string-value="Ottesen Mary" calcext:value-type="string">
            <text:p>Ottesen Mary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tudierte seit 1880 mehrere Jahre in Berlin Sprachen und Litt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tesen</text:p>
          </table:table-cell>
          <table:table-cell office:value-type="string" calcext:value-type="string">
            <text:p>Mary</text:p>
          </table:table-cell>
          <table:table-cell table:formula="of:=[.A35] &amp; &quot; &quot; &amp; [.B35]" office:value-type="string" office:string-value="Ottesen Mary" calcext:value-type="string">
            <text:p>Ottesen Mary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Sprachhandbuch</text:p>
          </table:table-cell>
          <table:table-cell office:value-type="string" calcext:value-type="string">
            <text:p>Deutsch-dänisch-norwegisch. Kleines Handbuch der dän.-norweg.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esen</text:p>
          </table:table-cell>
          <table:table-cell office:value-type="string" calcext:value-type="string">
            <text:p>Mary</text:p>
          </table:table-cell>
          <table:table-cell table:formula="of:=[.A36] &amp; &quot; &quot; &amp; [.B36]" office:value-type="string" office:string-value="Ottesen Mary" calcext:value-type="string">
            <text:p>Ottesen Mary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Sprachhandbuch</text:p>
          </table:table-cell>
          <table:table-cell office:value-type="string" calcext:value-type="string">
            <text:p>Deutsch-dänisch-norwegisch. Kleines Handbuch der dän.-norweg.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tzenn</text:p>
          </table:table-cell>
          <table:table-cell office:value-type="string" calcext:value-type="string">
            <text:p>Bertha</text:p>
          </table:table-cell>
          <table:table-cell table:formula="of:=[.A37] &amp; &quot; &quot; &amp; [.B37]" office:value-type="string" office:string-value="Ottzenn Bertha" calcext:value-type="string">
            <text:p>Ottzenn Berth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Publikation</text:p>
          </table:table-cell>
          <table:table-cell office:value-type="string" calcext:value-type="string">
            <text:p>Auch eine französische Zeitschrift »Journal français« öffnete ihre Spal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m-Nasareff</text:p>
          </table:table-cell>
          <table:table-cell office:value-type="string" calcext:value-type="string">
            <text:p>Fanny</text:p>
          </table:table-cell>
          <table:table-cell table:formula="of:=[.A38] &amp; &quot; &quot; &amp; [.B38]" office:value-type="string" office:string-value="Palm-Nasareff Fanny" calcext:value-type="string">
            <text:p>Palm-Nasareff Fanny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hat russische Romane und Novellen für deutsche Tageszeitungen übersetz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me</text:p>
          </table:table-cell>
          <table:table-cell office:value-type="string" calcext:value-type="string">
            <text:p>Agnes</text:p>
          </table:table-cell>
          <table:table-cell table:formula="of:=[.A39] &amp; &quot; &quot; &amp; [.B39]" office:value-type="string" office:string-value="Palme Agnes" calcext:value-type="string">
            <text:p>Palme Agnes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Dolmetschen</text:p>
          </table:table-cell>
          <table:table-cell office:value-type="string" calcext:value-type="string">
            <text:p>Lehrerin, Dolmetscherin, Agnes Palme. Leseübungen russischer Handschrif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oli</text:p>
          </table:table-cell>
          <table:table-cell office:value-type="string" calcext:value-type="string">
            <text:p>Betty</text:p>
          </table:table-cell>
          <table:table-cell table:formula="of:=[.A40] &amp; &quot; &quot; &amp; [.B40]" office:value-type="string" office:string-value="Paoli Betty" calcext:value-type="string">
            <text:p>Paoli Bett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dier von Berton. Über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table:formula="of:=[.A41] &amp; &quot; &quot; &amp; [.B41]" office:value-type="string" office:string-value="Papst Helene" calcext:value-type="string">
            <text:p>Papst Helen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 sie die Epen der russischen Dichter Puschkin und Lermont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table:formula="of:=[.A42] &amp; &quot; &quot; &amp; [.B42]" office:value-type="string" office:string-value="Papst Helene" calcext:value-type="string">
            <text:p>Papst Helene</text:p>
          </table:table-cell>
          <table:table-cell office:value-type="string" calcext:value-type="string">
            <text:p>Lett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... lettische Volkslieder... ins Deuts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table:formula="of:=[.A43] &amp; &quot; &quot; &amp; [.B43]" office:value-type="string" office:string-value="Papst Helene" calcext:value-type="string">
            <text:p>Papst Hele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... französische... Dichtungen ins Deuts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table:formula="of:=[.A44] &amp; &quot; &quot; &amp; [.B44]" office:value-type="string" office:string-value="Papst Helene" calcext:value-type="string">
            <text:p>Papst Hele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... englische Dichtungen ins Deuts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table:formula="of:=[.A45] &amp; &quot; &quot; &amp; [.B45]" office:value-type="string" office:string-value="Papst Helene" calcext:value-type="string">
            <text:p>Papst Helene</text:p>
          </table:table-cell>
          <table:table-cell office:value-type="string" calcext:value-type="string">
            <text:p>Latein</text:p>
          </table:table-cell>
          <table:table-cell office:value-type="string" calcext:value-type="string">
            <text:p>Sprachstudium</text:p>
          </table:table-cell>
          <table:table-cell office:value-type="string" calcext:value-type="string">
            <text:p>Sie trieb privatim das Studium der lateinischen Spr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st</text:p>
          </table:table-cell>
          <table:table-cell office:value-type="string" calcext:value-type="string">
            <text:p>Helene</text:p>
          </table:table-cell>
          <table:table-cell table:formula="of:=[.A46] &amp; &quot; &quot; &amp; [.B46]" office:value-type="string" office:string-value="Papst Helene" calcext:value-type="string">
            <text:p>Papst Helene</text:p>
          </table:table-cell>
          <table:table-cell office:value-type="string" calcext:value-type="string">
            <text:p>Griechisch</text:p>
          </table:table-cell>
          <table:table-cell office:value-type="string" calcext:value-type="string">
            <text:p>Sprachstudium</text:p>
          </table:table-cell>
          <table:table-cell office:value-type="string" calcext:value-type="string">
            <text:p>dehnte sie ihre Studien auch auf die griechische Sprache a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ow</text:p>
          </table:table-cell>
          <table:table-cell office:value-type="string" calcext:value-type="string">
            <text:p>Athenaea</text:p>
          </table:table-cell>
          <table:table-cell table:formula="of:=[.A47] &amp; &quot; &quot; &amp; [.B47]" office:value-type="string" office:string-value="Passow Athenaea" calcext:value-type="string">
            <text:p>Passow Athenae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r Obersteuermann. Rom. von Clark Russel. Übersetz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fler</text:p>
          </table:table-cell>
          <table:table-cell office:value-type="string" calcext:value-type="string">
            <text:p>Professor</text:p>
          </table:table-cell>
          <table:table-cell table:formula="of:=[.A48] &amp; &quot; &quot; &amp; [.B48]" office:value-type="string" office:string-value="Paufler Professor" calcext:value-type="string">
            <text:p>Paufler Professo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e Romane aus dem Französischen, Englischen und Italie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fler</text:p>
          </table:table-cell>
          <table:table-cell office:value-type="string" calcext:value-type="string">
            <text:p>Professor</text:p>
          </table:table-cell>
          <table:table-cell table:formula="of:=[.A49] &amp; &quot; &quot; &amp; [.B49]" office:value-type="string" office:string-value="Paufler Professor" calcext:value-type="string">
            <text:p>Paufler Professor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e Romane aus dem Französischen, Englischen und Italie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fler</text:p>
          </table:table-cell>
          <table:table-cell office:value-type="string" calcext:value-type="string">
            <text:p>Professor</text:p>
          </table:table-cell>
          <table:table-cell table:formula="of:=[.A50] &amp; &quot; &quot; &amp; [.B50]" office:value-type="string" office:string-value="Paufler Professor" calcext:value-type="string">
            <text:p>Paufler Professor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übersetzte Romane aus dem Französischen, Englischen und Italie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louze</text:p>
          </table:table-cell>
          <table:table-cell office:value-type="string" calcext:value-type="string">
            <text:p>Madame</text:p>
          </table:table-cell>
          <table:table-cell table:formula="of:=[.A51] &amp; &quot; &quot; &amp; [.B51]" office:value-type="string" office:string-value="Pelouze Madame" calcext:value-type="string">
            <text:p>Pelouze Madam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Kunstwäscherin. Nach dem Franz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in</text:p>
          </table:table-cell>
          <table:table-cell office:value-type="string" calcext:value-type="string">
            <text:p>Josefine</text:p>
          </table:table-cell>
          <table:table-cell table:formula="of:=[.A52] &amp; &quot; &quot; &amp; [.B52]" office:value-type="string" office:string-value="Perin Josefine" calcext:value-type="string">
            <text:p>Perin Josefine</text:p>
          </table:table-cell>
          <table:table-cell office:value-type="string" calcext:value-type="string">
            <text:p>Freiin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Was die Grossmutter ihren Enkeln erzählte. Aus d. Franzö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siack</text:p>
          </table:table-cell>
          <table:table-cell office:value-type="string" calcext:value-type="string">
            <text:p>Louise</text:p>
          </table:table-cell>
          <table:table-cell table:formula="of:=[.A53] &amp; &quot; &quot; &amp; [.B53]" office:value-type="string" office:string-value="Pessiack Louise" calcext:value-type="string">
            <text:p>Pessiack Louise</text:p>
          </table:table-cell>
          <table:table-cell office:value-type="string" calcext:value-type="string">
            <text:p>Romanische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hat sie viel als Übersetzerin aus romanischen und slavischen Sprachen geleis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ssiack</text:p>
          </table:table-cell>
          <table:table-cell office:value-type="string" calcext:value-type="string">
            <text:p>Louise</text:p>
          </table:table-cell>
          <table:table-cell table:formula="of:=[.A54] &amp; &quot; &quot; &amp; [.B54]" office:value-type="string" office:string-value="Pessiack Louise" calcext:value-type="string">
            <text:p>Pessiack Louise</text:p>
          </table:table-cell>
          <table:table-cell office:value-type="string" calcext:value-type="string">
            <text:p>Slavische</text:p>
          </table:table-cell>
          <table:table-cell office:value-type="string" calcext:value-type="string">
            <text:p>Sprache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hat sie viel als Übersetzerin aus romanischen und slavischen Sprachen geleis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ritsch</text:p>
          </table:table-cell>
          <table:table-cell office:value-type="string" calcext:value-type="string">
            <text:p>Luise</text:p>
          </table:table-cell>
          <table:table-cell table:formula="of:=[.A55] &amp; &quot; &quot; &amp; [.B55]" office:value-type="string" office:string-value="Petritsch Luise" calcext:value-type="string">
            <text:p>Petritsch Luis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Sprachunterricht</text:p>
          </table:table-cell>
          <table:table-cell office:value-type="string" calcext:value-type="string">
            <text:p>wurde Übersetzerin aus dem Italienischen, sowie Sprachlehrer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lücker</text:p>
          </table:table-cell>
          <table:table-cell office:value-type="string" calcext:value-type="string">
            <text:p>Emilie</text:p>
          </table:table-cell>
          <table:table-cell table:formula="of:=[.A56] &amp; &quot; &quot; &amp; [.B56]" office:value-type="string" office:string-value="Pflücker Emilie" calcext:value-type="string">
            <text:p>Pflücker Emi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acht Übersetzungen aus dem Französ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flücker</text:p>
          </table:table-cell>
          <table:table-cell office:value-type="string" calcext:value-type="string">
            <text:p>Emilie</text:p>
          </table:table-cell>
          <table:table-cell table:formula="of:=[.A57] &amp; &quot; &quot; &amp; [.B57]" office:value-type="string" office:string-value="Pflücker Emilie" calcext:value-type="string">
            <text:p>Pflücker Emili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acht Übersetzungen aus dem Französischen und Spanis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elps</text:p>
          </table:table-cell>
          <table:table-cell office:value-type="string" calcext:value-type="string">
            <text:p>Elisabeth</text:p>
          </table:table-cell>
          <table:table-cell table:formula="of:=[.A58] &amp; &quot; &quot; &amp; [.B58]" office:value-type="string" office:string-value="Phelps Elisabeth" calcext:value-type="string">
            <text:p>Phelps Elisabeth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azare, komm heraus... Aus »Come forth«, frei übertr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31T09:21:59.476000000</dc:date>
    <meta:editing-duration>PT31M48S</meta:editing-duration>
    <meta:editing-cycles>3</meta:editing-cycles>
    <meta:generator>LibreOffice/7.3.2.2$Windows_X86_64 LibreOffice_project/49f2b1bff42cfccbd8f788c8dc32c1c309559be0</meta:generator>
    <meta:document-statistic meta:table-count="1" meta:cell-count="378" meta:object-count="0"/>
  </office:meta>
</office:document-meta>
</file>